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cm" fo:margin-right="0cm" fo:text-indent="2.3cm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P11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  <style:style style:name="T4" style:family="text">
      <style:text-properties officeooo:rsid="000892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<text:span text:style-name="T4">20</text:span>-<text:span text:style-name="T4">Juni</text:span> <text:span text:style-name="T4">21</text:span>.</text:p>
      <text:p text:style-name="P5"/>
      <text:p text:style-name="P5"/>
      <text:h text:style-name="P1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ourier New" fo:font-family="'Courier New'" style:font-family-generic="modern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éne Selsmark.</meta:initial-creator>
    <meta:creation-date>2001-06-05T09:46:00</meta:creation-date>
    <dc:date>2021-06-20T14:10:26.347178373</dc:date>
    <meta:print-date>2007-11-20T11:49:00</meta:print-date>
    <meta:editing-cycles>26</meta:editing-cycles>
    <meta:editing-duration>PT22M39S</meta:editing-duration>
    <meta:generator>LibreOffice/7.0.1.2$MacOSX_X86_64 LibreOffice_project/7cbcfc562f6eb6708b5ff7d7397325de9e764452</meta:generator>
    <meta:document-statistic meta:table-count="0" meta:image-count="0" meta:object-count="0" meta:page-count="1" meta:paragraph-count="14" meta:word-count="87" meta:character-count="687" meta:non-whitespace-character-count="606"/>
  </office:meta>
</office:document-meta>
</file>